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eZee" svg:font-family="ABeeZee, arial, sans-serif"/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PT Astra Serif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PT Astra Serif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 fo:padding="0cm" fo:border="none"/>
      <style:text-properties style:font-name="PT Astra Serif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сли девочка родилась 18 октября либо 19 сентября, то Б назвал бы месяц, рассуждая чисто логически, поэтому отметаем.</text:p>
      <text:p text:style-name="P2">В том случае, когда бы девочка сказала Б, что она родилась в октябре либо сентябре, то теоретически — это 18 октября или 19 сентября. Но, рассуждая так, почему А абсолютно уверен, что Б не знает даты ее рождения? Октябрь и сентябрь можно убрать – девочка родилась или в ноябре, или в декабре.</text:p>
      <text:p text:style-name="P2">Остается 14 ноября, 16 ноября, 14 декабря, 15 декабря и 17 декабря. Здесь 14 повторяется, и если бы девочка дала Б это число, то он все еще не мог бы дать правильного ответа.</text:p>
      <text:p text:style-name="P2">Остается три даты – 16 ноября, 15 и 17 декабря.</text:p>
      <text:p text:style-name="P3"><text:span text:style-name="T1">После реплики Б, А узнал, когда у девочки день рождения. Если бы она назвала декабрь, то он не смог бы сказать точного ответа, поэтому остается только один верный ответ – 16 ноябр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eZee" svg:font-family="ABeeZee, arial, sans-serif"/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0:45:33.303249923</meta:creation-date>
    <dc:date>2019-03-08T20:46:57.226690430</dc:date>
    <meta:editing-duration>PT1M24S</meta:editing-duration>
    <meta:editing-cycles>1</meta:editing-cycles>
    <meta:document-statistic meta:table-count="0" meta:image-count="0" meta:object-count="0" meta:page-count="1" meta:paragraph-count="5" meta:word-count="141" meta:character-count="811" meta:non-whitespace-character-count="671"/>
    <meta:generator>LibreOffice/6.1.3.2$Linux_X86_64 LibreOffice_project/10$Build-2</meta:generator>
  </office:meta>
</office:document-meta>
</file>